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6783904" text:id="ct296783904">
          <text:deletion>
            <office:change-info>
              <dc:creator>Bob Jacobsen</dc:creator>
              <dc:date>2012-09-15T20:59:00</dc:date>
            </office:change-info>
            <text:p text:style-name="Standard">must</text:p>
          </text:deletion>
        </text:changed-region>
        <text:changed-region xml:id="ct827475184" text:id="ct827475184">
          <text:insertion>
            <office:change-info>
              <dc:creator>Bob Jacobsen</dc:creator>
              <dc:date>2012-09-15T20:59:00</dc:date>
            </office:change-info>
          </text:insertion>
        </text:changed-region>
        <text:changed-region xml:id="ct393003296" text:id="ct393003296">
          <text:insertion>
            <office:change-info>
              <dc:creator>Bob Jacobsen</dc:creator>
              <dc:date>2012-09-15T20:58:00</dc:date>
            </office:change-info>
          </text:insertion>
        </text:changed-region>
        <text:changed-region xml:id="ct283063040" text:id="ct283063040">
          <text:deletion>
            <office:change-info>
              <dc:creator>Bob Jacobsen</dc:creator>
              <dc:date>2012-09-15T20:59:00</dc:date>
            </office:change-info>
            <text:p text:style-name="Standard">may</text:p>
          </text:deletion>
        </text:changed-region>
        <text:changed-region xml:id="ct282871040" text:id="ct282871040">
          <text:insertion>
            <office:change-info>
              <dc:creator>Bob Jacobsen</dc:creator>
              <dc:date>2012-09-15T20:59:00</dc:date>
            </office:change-info>
          </text:insertion>
        </text:changed-region>
        <text:changed-region xml:id="ct282349136" text:id="ct282349136">
          <text:deletion>
            <office:change-info>
              <dc:creator>Bob Jacobsen</dc:creator>
              <dc:date>2012-09-15T20:59:00</dc:date>
            </office:change-info>
            <text:p text:style-name="Standard">must</text:p>
          </text:deletion>
        </text:changed-region>
        <text:changed-region xml:id="ct795231072" text:id="ct795231072">
          <text:insertion>
            <office:change-info>
              <dc:creator>Bob Jacobsen</dc:creator>
              <dc:date>2012-09-15T20:59:00</dc:date>
            </office:change-info>
          </text:insertion>
        </text:changed-region>
        <text:changed-region xml:id="ct392955936" text:id="ct392955936">
          <text:insertion>
            <office:change-info>
              <dc:creator>Bob Jacobsen</dc:creator>
              <dc:date>2012-09-15T20:59:00</dc:date>
            </office:change-info>
          </text:insertion>
        </text:changed-region>
        <text:changed-region xml:id="ct828181216" text:id="ct828181216">
          <text:insertion>
            <office:change-info>
              <dc:creator>Bob Jacobsen</dc:creator>
              <dc:date>2012-09-15T21:00:00</dc:date>
            </office:change-info>
          </text:insertion>
        </text:changed-region>
        <text:changed-region xml:id="ct520232160" text:id="ct520232160">
          <text:deletion>
            <office:change-info>
              <dc:creator>Bob Jacobsen</dc:creator>
              <dc:date>2012-09-15T20:59:00</dc:date>
            </office:change-info>
            <text:p text:style-name="Standard">must</text:p>
          </text:deletion>
        </text:changed-region>
        <text:changed-region xml:id="ct511357264" text:id="ct511357264">
          <text:insertion>
            <office:change-info>
              <dc:creator>Bob Jacobsen</dc:creator>
              <dc:date>2012-09-15T20:59:00</dc:date>
            </office:change-info>
          </text:insertion>
        </text:changed-region>
        <text:changed-region xml:id="ct793969616" text:id="ct793969616">
          <text:deletion>
            <office:change-info>
              <dc:creator>Bob Jacobsen</dc:creator>
              <dc:date>2012-09-15T21:01:00</dc:date>
            </office:change-info>
            <text:p text:style-name="Standard"><text:s/></text:p>
          </text:deletion>
        </text:changed-region>
        <text:changed-region xml:id="ct513777264" text:id="ct513777264">
          <text:insertion>
            <office:change-info>
              <dc:creator>Bob Jacobsen</dc:creator>
              <dc:date>2012-09-15T21:01:00</dc:date>
            </office:change-info>
          </text:insertion>
        </text:changed-region>
        <text:changed-region xml:id="ct317971168" text:id="ct317971168">
          <text:deletion>
            <office:change-info>
              <dc:creator>Bob Jacobsen</dc:creator>
              <dc:date>2012-09-15T21:01:00</dc:date>
            </office:change-info>
            <text:p text:style-name="Standard">followed by going</text:p>
          </text:deletion>
        </text:changed-region>
        <text:changed-region xml:id="ct317972208" text:id="ct317972208">
          <text:insertion>
            <office:change-info>
              <dc:creator>Bob Jacobsen</dc:creator>
              <dc:date>2012-09-15T21:01:00</dc:date>
            </office:change-info>
          </text:insertion>
        </text:changed-region>
        <text:changed-region xml:id="ct794084528" text:id="ct794084528">
          <text:deletion>
            <office:change-info>
              <dc:creator>Bob Jacobsen</dc:creator>
              <dc:date>2012-09-15T21:01:00</dc:date>
            </office:change-info>
            <text:p text:style-name="Standard">.</text:p>
          </text:deletion>
        </text:changed-region>
        <text:changed-region xml:id="ct307136816" text:id="ct307136816">
          <text:insertion>
            <office:change-info>
              <dc:creator>Bob Jacobsen</dc:creator>
              <dc:date>2012-09-15T21:01:00</dc:date>
            </office:change-info>
          </text:insertion>
        </text:changed-region>
        <text:changed-region xml:id="ct297051040" text:id="ct297051040">
          <text:deletion>
            <office:change-info>
              <dc:creator>Bob Jacobsen</dc:creator>
              <dc:date>2012-09-15T20:59:00</dc:date>
            </office:change-info>
            <text:p text:style-name="Standard">must</text:p>
          </text:deletion>
        </text:changed-region>
        <text:changed-region xml:id="ct296831984" text:id="ct296831984">
          <text:insertion>
            <office:change-info>
              <dc:creator>Bob Jacobsen</dc:creator>
              <dc:date>2012-09-15T2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8544782946589587005" text:style-name="L1">
        <text:list-item>
          <text:p text:style-name="P14">The OpenLCB-CAN Physical Layer Standard, which specifies the physical layer for transporting OpenLCB-CAN frames</text:p>
        </text:list-item>
        <text:list-item>
          <text:p text:style-name="P14">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text:change text:change-id="ct296783904"/><text:change-start text:change-id="ct827475184"/>shall<text:change-end text:change-id="ct827475184"/>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9059362779531190700" text:style-name="L2">
        <text:list-item>
          <text:p text:style-name="P15">Inhibited</text:p>
        </text:list-item>
        <text:list-item>
          <text:p text:style-name="P15">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text:change-start text:change-id="ct393003296"/>0b<text:change-end text:change-id="ct393003296"/>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text:change text:change-id="ct283063040"/><text:change-start text:change-id="ct282871040"/>shall<text:change-end text:change-id="ct282871040"/> not be sent, and <text:change text:change-id="ct282349136"/><text:change-start text:change-id="ct795231072"/>shall<text:change-end text:change-id="ct795231072"/>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5085175854614494348" text:style-name="L3">
        <text:list-item>
          <text:p text:style-name="P16">Generate a tentative source Node ID alias value</text:p>
        </text:list-item>
        <text:list-item>
          <text:p text:style-name="P16">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689842805568103525" text:style-name="L4">
        <text:list-item>
          <text:p text:style-name="P17">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4074400247659552368" text:style-name="L5">
        <text:list-item>
          <text:p text:style-name="P18">Wait at least 200 milliseconds</text:p>
        </text:list-item>
        <text:list-item>
          <text:p text:style-name="P18">Transmit a Reserve ID frame (RID) with the tentative source Node ID alias value in the Source NID Alias field.</text:p>
        </text:list-item>
      </text:list>
      <text:p text:style-name="Standard"><text:change-start text:change-id="ct392955936"/>The alias is reserved when that sequence completes without error.</text:p>
      <text:p text:style-name="Standard"><text:change-end text:change-id="ct392955936"/>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260103379693416311" text:style-name="L6">
        <text:list-item>
          <text:p text:style-name="P19">Have or obtain a valid reserved Node ID alias</text:p>
        </text:list-item>
        <text:list-item>
          <text:p text:style-name="P19">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change-start text:change-id="ct828181216"/></text:p>
      <text:p text:style-name="Standard"><text:change-end text:change-id="ct828181216"/>A node <text:change text:change-id="ct520232160"/><text:change-start text:change-id="ct511357264"/>shall<text:change-end text:change-id="ct511357264"/>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23033605469592537" text:style-name="L7">
        <text:list-item>
          <text:p text:style-name="P20">If the frame is a Check ID (CID) frame, send a Reserve ID (RID) frame in response.</text:p>
        </text:list-item>
        <text:list-item>
          <text:p text:style-name="P20"><text:soft-page-break/>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0">If the frame is not a Check ID (CID) frame and the node is not in Permitted state, the node shall immediately release the matching node ID alias.</text:p>
        </text:list-item>
        <text:list-item>
          <text:p text:style-name="P20">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6500495785738011829" text:style-name="L8">
        <text:list-item>
          <text:p text:style-name="P21">may, but is not required to, signal the user that duplicate Node ID values exist using a lamp or other directly-visible indicator</text:p>
        </text:list-item>
        <text:list-item>
          <text:p text:style-name="P21">if in Permitted state, may, but is not required to, emit a Producer-Consumer Event Report (PCER) message with the reserved Event ID “Duplicate Node ID Detected”<text:change text:change-id="ct793969616"/><text:change-start text:change-id="ct513777264"/>. If that message is emitted, the node is <text:change-end text:change-id="ct513777264"/><text:change text:change-id="ct317971168"/><text:change-start text:change-id="ct317972208"/>then required to go<text:change-end text:change-id="ct317972208"/> offline until reset<text:change text:change-id="ct794084528"/><text:change-start text:change-id="ct307136816"/> by the user.<text:change-end text:change-id="ct307136816"/></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text:change text:change-id="ct297051040"/><text:change-start text:change-id="ct296831984"/>shall<text:change-end text:change-id="ct296831984"/>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Frame Format (Normative)<text:tab/>1</text:p>
          <text:p text:style-name="P11"><text:s/>5 States<text:tab/>2</text:p>
          <text:p text:style-name="P11"><text:s/>6 CAN-specific Control Frames and Interactions (Normative)<text:tab/>3</text:p>
          <text:p text:style-name="P12"><text:s/>6.1 Control Frame Format<text:tab/>3</text:p>
          <text:p text:style-name="P12"><text:s/>6.2 Interactions<text:tab/>3</text:p>
          <text:p text:style-name="P22"><text:s/>6.2.1 Reserving a Node ID Alias<text:tab/>3</text:p>
          <text:p text:style-name="P22"><text:s/>6.2.2 Transition to Permitted State<text:tab/>4</text:p>
          <text:p text:style-name="P22"><text:s/>6.2.3 Node ID Alias validation<text:tab/>4</text:p>
          <text:p text:style-name="P22"><text:s/>6.2.4 Transition to Inhibited State<text:tab/>4</text:p>
          <text:p text:style-name="P22"><text:s/>6.2.5 Node ID Alias Collision Handling<text:tab/>4</text:p>
          <text:p text:style-name="P22"><text:s/>6.2.6 Duplicate Node ID Handling<text:tab/>5</text:p>
          <text:p text:style-name="P12"><text:s/>6.3 Node ID Alias Genera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9-15T21:02:40">9/15/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9-15T21:02:40">Sep 15,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9-15T21:02:40">9/15/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197</meta:editing-cycles>
    <meta:editing-duration>P3DT10H12M27S</meta:editing-duration>
    <meta:generator>OpenOffice.org/3.4$Unix OpenOffice.org_project/340m1$Build-9590</meta:generator>
    <dc:date>2012-09-15T21:02:40</dc:date>
    <dc:creator>Bob Jacobsen</dc:creator>
    <meta:keyword>OpenLCB-CANFrame Transfer</meta:keyword>
    <meta:printed-by>Bob Jacobsen</meta:printed-by>
    <meta:print-date>2010-10-15T15:58:33</meta:print-date>
    <meta:document-statistic meta:table-count="3" meta:image-count="1" meta:object-count="0" meta:page-count="6" meta:paragraph-count="149" meta:word-count="1713" meta:character-count="10047"/>
    <meta:user-defined meta:name="Info 1"/>
    <meta:user-defined meta:name="Info 2"/>
    <meta:user-defined meta:name="Info 3"/>
    <meta:user-defined meta:name="Info 4"/>
  </office:meta>
</office:document-meta>
</file>